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font-size="10pt" style:text-underline-style="none" style:text-underline-color="font-color"/>
    </style:style>
    <style:style style:name="T2" style:family="text">
      <style:text-properties fo:color="#000000" fo:font-size="10pt" fo:font-weight="normal" style:text-underline-style="none" style:text-underline-color="font-color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pan text:style-name="T1">Dimension</text:span></text:p>
          </table:table-cell>
          <table:table-cell office:value-type="string" calcext:value-type="string">
            <text:p><text:span text:style-name="T1">Empieza_rang1</text:span></text:p>
          </table:table-cell>
          <table:table-cell office:value-type="string" calcext:value-type="string">
            <text:p><text:span text:style-name="T1">Termina_rang1_Empie_rang2</text:span></text:p>
          </table:table-cell>
          <table:table-cell office:value-type="string" calcext:value-type="string">
            <text:p><text:span text:style-name="T1">Termina_rang2_Empie_rang3</text:span></text:p>
          </table:table-cell>
          <table:table-cell office:value-type="string" calcext:value-type="string">
            <text:p><text:span text:style-name="T1">Termina_rang3_Empie_rang4</text:span></text:p>
          </table:table-cell>
          <table:table-cell office:value-type="string" calcext:value-type="string">
            <text:p><text:span text:style-name="T1">Termina_rang4_Empie_rang5</text:span></text:p>
          </table:table-cell>
          <table:table-cell office:value-type="string" calcext:value-type="string">
            <text:p><text:span text:style-name="T1">Termina_rang5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2">Administrativa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0.0461538461538462" calcext:value-type="float">
            <text:p>0,0461538461538462</text:p>
          </table:table-cell>
          <table:table-cell office:value-type="float" office:value="0.102739726027397" calcext:value-type="float">
            <text:p>0,102739726027397</text:p>
          </table:table-cell>
          <table:table-cell office:value-type="float" office:value="0.198630136986301" calcext:value-type="float">
            <text:p>0,198630136986301</text:p>
          </table:table-cell>
          <table:table-cell office:value-type="float" office:value="0.287671232876712" calcext:value-type="float">
            <text:p>0,287671232876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<text:span text:style-name="T2">Alimentación, restauración y hostelería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027" calcext:value-type="float">
            <text:p>0,027027027027027</text:p>
          </table:table-cell>
          <table:table-cell office:value-type="float" office:value="0.0810810810810811" calcext:value-type="float">
            <text:p>0,0810810810810811</text:p>
          </table:table-cell>
          <table:table-cell office:value-type="float" office:value="0.125" calcext:value-type="float">
            <text:p>0,125</text:p>
          </table:table-cell>
          <table:table-cell office:value-type="float" office:value="0.1875" calcext:value-type="float">
            <text:p>0,1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Conectividad y Transporte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0.257575757575758" calcext:value-type="float">
            <text:p>0,257575757575758</text:p>
          </table:table-cell>
          <table:table-cell office:value-type="float" office:value="0.507936507936508" calcext:value-type="float">
            <text:p>0,507936507936508</text:p>
          </table:table-cell>
          <table:table-cell office:value-type="float" office:value="0.945020481310803" calcext:value-type="float">
            <text:p>0,945020481310803</text:p>
          </table:table-cell>
          <table:table-cell office:value-type="float" office:value="1.70878427128427" calcext:value-type="float">
            <text:p>1,708784271284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pan text:style-name="T1">Educación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0.0869501111455021" calcext:value-type="float">
            <text:p>0,0869501111455021</text:p>
          </table:table-cell>
          <table:table-cell office:value-type="float" office:value="0.19951996398323" calcext:value-type="float">
            <text:p>0,19951996398323</text:p>
          </table:table-cell>
          <table:table-cell office:value-type="float" office:value="0.278471401291261" calcext:value-type="float">
            <text:p>0,278471401291261</text:p>
          </table:table-cell>
          <table:table-cell office:value-type="float" office:value="0.572987077283704" calcext:value-type="float">
            <text:p>0,5729870772837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pan text:style-name="T1">Salu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0.18421052631579" calcext:value-type="float">
            <text:p>0,18421052631579</text:p>
          </table:table-cell>
          <table:table-cell office:value-type="float" office:value="0.554489942528736" calcext:value-type="float">
            <text:p>0,554489942528736</text:p>
          </table:table-cell>
          <table:table-cell office:value-type="float" office:value="0.963590885308219" calcext:value-type="float">
            <text:p>0,963590885308219</text:p>
          </table:table-cell>
          <table:table-cell office:value-type="float" office:value="1.53527191380765" calcext:value-type="float">
            <text:p>1,535271913807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pan text:style-name="T1">Seguridad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Financiera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0.226086956521739" calcext:value-type="float">
            <text:p>0,226086956521739</text:p>
          </table:table-cell>
          <table:table-cell office:value-type="float" office:value="0.607939010059901" calcext:value-type="float">
            <text:p>0,607939010059901</text:p>
          </table:table-cell>
          <table:table-cell office:value-type="float" office:value="0.987864428585531" calcext:value-type="float">
            <text:p>0,987864428585531</text:p>
          </table:table-cell>
          <table:table-cell office:value-type="float" office:value="1.33289386947924" calcext:value-type="float">
            <text:p>1,33289386947924</text:p>
          </table:table-cell>
          <table:table-cell office:value-type="float" office:value="3.78260869565217" calcext:value-type="float">
            <text:p>3,78260869565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 Maturana</meta:initial-creator>
    <meta:creation-date>2024-03-12T15:35:29.294331578</meta:creation-date>
    <dc:date>2024-03-12T16:00:51.804640374</dc:date>
    <dc:creator>Francisco Maturana</dc:creator>
    <meta:editing-duration>PT1M43S</meta:editing-duration>
    <meta:editing-cycles>2</meta:editing-cycles>
    <meta:generator>LibreOffice/7.3.7.2$Linux_X86_64 LibreOffice_project/30$Build-2</meta:generator>
    <meta:document-statistic meta:table-count="1" meta:cell-count="56" meta:object-count="0"/>
  </office:meta>
</office:document-meta>
</file>